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Arial, Helvetica, sans-serif, 'Apple Color Emoji', 'Segoe UI Emoji', NotoColorEmoji, 'Segoe UI Symbol', 'Android Emoji', EmojiSymbol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tyle="italic" style:font-style-asian="italic" style:font-style-complex="italic"/>
    </style:style>
    <style:style style:name="P2" style:family="paragraph" style:parent-style-name="Standard">
      <style:text-properties style:font-name="Calibri1" fo:font-style="italic" style:font-style-asian="italic" style:font-style-complex="italic"/>
    </style:style>
    <style:style style:name="P3" style:family="paragraph" style:parent-style-name="Standard" style:list-style-name="L1">
      <style:text-properties style:font-name="Calibri1" fo:font-style="italic" style:font-style-asian="italic" style:font-style-complex="italic"/>
    </style:style>
    <style:style style:name="T1" style:family="text">
      <style:text-properties fo:font-variant="normal" fo:text-transform="none" fo:color="#000000" style:font-name="Calibri" fo:font-size="12pt" fo:letter-spacing="normal" fo:font-style="italic" fo:font-weight="normal"/>
    </style:style>
    <style:style style:name="T2" style:family="text">
      <style:text-properties style:font-name="Calibri1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Hoy 30-8-2017 nos reunimos para una serie de cuestiones. La primera de ellas era comprobar 2 programas que había implementado en python : , solucionar y debatir los siguientes apartados:</text:p>
      <text:p text:style-name="P1"/>
      <text:list xml:id="list4712668699139745242" text:style-name="L1">
        <text:list-item>
          <text:p text:style-name="P3">El primer programa era el de la primera varianza, con datos aleatorios. Estaba correcto pero tenia que hacerlo para mas de una fila (en forma de matriz y no de fila), aunque el resultado estaba bien. Lo cambiare para la próxima sesión. Cambien hemos quedado en implementar la segunda varianza, la complicada.</text:p>
          <text:p text:style-name="P3"/>
        </text:list-item>
        <text:list-item>
          <text:p text:style-name="P3">El segundo programa servia para leer los datos de los ficheros con las coordenadas separadas por espacios y saltos de linea. El problema que había era que los datos los guardaba en forma de array sin separarlos de dos en dos (coordenada x e y). Con Domingo solucione ese problema, ademas de pasar los datos a float, también cambiamos el while por un for mas claro y mas eficiente. </text:p>
        </text:list-item>
      </text:list>
      <text:p text:style-name="P1"/>
      <text:p text:style-name="P1"><text:tab/>Después hablamos de los problemas surgidos con kivy. Ni nos hemos parado a mirarlo, porque ahora lo que realmente nos interesa es que queden los conceptos claros sobretodo de la parte de python, y una vez solucionada esa parte nos meteremos con el resto.</text:p>
      <text:p text:style-name="P1"/>
      <text:p text:style-name="P1">Luego estuvimos un rato charlando de kdtrees, que es una manera mas eficiente de saber si un punto esta en un rectángulo o no, ya que no necesitas todos los puntos. Esto no me quedo del todo claro, tengo una idea pero lo echare otro vistazo, y si no me convence volveremos sobre ello. Ademas quedamos en utilizar scipy que es un método ya implementado en python de kdtrees, o hacer mi propia implementación, la cual llevara mas tiempo pero sera mejor, a la hora de presentar la memoria y presentar el TFG.</text:p>
      <text:p text:style-name="P1"/>
      <text:p text:style-name="P1">Por ultimo miramos lo del repositorio en github, lo instalamos en consola y jugamos un poco con ello, después hice lo mismo instalando la versión gráfica del programa. Es un poco lioso pero parece cosa de hacerse a ello nada mas. Invite a Domingo al repositorio y quedamos en mandar los cambios, programas y alguna cosa mas por ahí, que es para lo que sirve .</text:p>
      <text:p text:style-name="P1"/>
      <text:p text:style-name="P1">La próxima reunión en principio sera el miércoles 6 de Septiembre por la mañ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Arial, Helvetica, sans-serif, 'Apple Color Emoji', 'Segoe UI Emoji', NotoColorEmoji, 'Segoe UI Symbol', 'Android Emoji', EmojiSymbols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7-08-22T11:51:37.79</meta:creation-date>
    <dc:date>2017-08-30T12:30:41.32</dc:date>
    <dc:creator>o </dc:creator>
    <meta:editing-duration>PT1H4M3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7" meta:word-count="370" meta:character-count="2079"/>
  </office:meta>
</office:document-meta>
</file>